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fill-color="#000000" draw:textarea-horizontal-align="center" draw:textarea-vertical-align="middle"/>
    </style:style>
    <style:style style:name="gr2" style:family="graphic" style:parent-style-name="standard">
      <style:graphic-properties draw:fill="none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" draw:marker-end-width="0.25cm" draw:textarea-horizontal-align="center" draw:textarea-vertical-align="middle"/>
    </style:style>
    <style:style style:name="gr4" style:family="graphic" style:parent-style-name="standard">
      <style:graphic-properties draw:fill="none" draw:fill-color="#000000" draw:textarea-horizontal-align="center" draw:textarea-vertical-align="middle"/>
    </style:style>
    <style:style style:name="gr5" style:family="graphic" style:parent-style-name="standard">
      <style:graphic-properties draw:marker-start-width="0.35cm" draw:marker-end="Arrow" draw:marker-end-width="0.35cm" draw:fill="none" draw:fill-color="#000000" draw:textarea-horizontal-align="center" draw:textarea-vertical-align="middle"/>
    </style:style>
    <style:style style:name="gr6" style:family="graphic" style:parent-style-name="standard">
      <style:graphic-properties draw:marker-end="Arrow" draw:fill="none" draw:fill-color="#000000" draw:textarea-horizontal-align="center" draw:textarea-vertical-align="middle"/>
    </style:style>
    <style:style style:name="gr7" style:family="graphic" style:parent-style-name="standard">
      <style:graphic-properties draw:fill="none" draw:fill-color="#000000" draw:textarea-vertical-align="middle" draw:auto-grow-height="false" fo:min-height="0.749cm" fo:min-width="0.499cm"/>
    </style:style>
    <style:style style:name="gr8" style:family="graphic" style:parent-style-name="standard">
      <style:graphic-properties draw:marker-end="Arrow" draw:marker-end-width="0.3cm" draw:fill="none" draw:fill-color="#000000" draw:textarea-horizontal-align="center" draw:textarea-vertical-align="middle"/>
    </style:style>
    <style:style style:name="gr9" style:family="graphic" style:parent-style-name="objectwithoutfill">
      <style:graphic-properties svg:stroke-width="0cm" draw:marker-start="" draw:marker-end="" draw:fill="none" draw:fill-color="#000000" draw:fill-image-width="0cm" draw:fill-image-height="0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solid" draw:stroke-dash="Fine_20_Dashed" draw:marker-end="Arrow" draw:marker-end-width="0.3cm" draw:fill="none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id="id1" draw:layer="layout" svg:width="3cm" svg:height="4cm" svg:x="5.435cm" svg:y="10.318cm">
          <text:p/>
        </draw:rect>
        <draw:custom-shape draw:style-name="gr2" draw:text-style-name="P1" draw:id="id2" draw:layer="layout" svg:width="1cm" svg:height="0.5cm" draw:transform="rotate (-1.57254165604778) translate (11.437cm 11.81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1" draw:layer="layout" svg:x1="5.831cm" svg:y1="11.966cm" svg:x2="8.109cm" svg:y2="11.966cm">
            <text:p/>
          </draw:line>
          <draw:line draw:style-name="gr3" draw:text-style-name="P1" draw:layer="layout" svg:x1="6.425cm" svg:y1="11.966cm" svg:x2="6.425cm" svg:y2="11.636cm">
            <text:p/>
          </draw:line>
          <draw:line draw:style-name="gr3" draw:text-style-name="P1" draw:layer="layout" svg:x1="6.123cm" svg:y1="11.966cm" svg:x2="6.123cm" svg:y2="12.366cm">
            <text:p/>
          </draw:line>
          <draw:line draw:style-name="gr3" draw:text-style-name="P1" draw:layer="layout" svg:x1="6.727cm" svg:y1="11.966cm" svg:x2="6.727cm" svg:y2="11.707cm">
            <text:p/>
          </draw:line>
          <draw:line draw:style-name="gr3" draw:text-style-name="P1" draw:layer="layout" svg:x1="7.719cm" svg:y1="11.966cm" svg:x2="7.719cm" svg:y2="11.872cm">
            <text:p/>
          </draw:line>
          <draw:line draw:style-name="gr3" draw:text-style-name="P1" draw:layer="layout" svg:x1="7.07cm" svg:y1="11.966cm" svg:x2="7.07cm" svg:y2="12.248cm">
            <text:p/>
          </draw:line>
          <draw:line draw:style-name="gr3" draw:text-style-name="P1" draw:layer="layout" svg:x1="7.439cm" svg:y1="11.966cm" svg:x2="7.439cm" svg:y2="11.636cm">
            <text:p/>
          </draw:line>
        </draw:g>
        <draw:g>
          <draw:g>
            <draw:line draw:style-name="gr3" draw:text-style-name="P1" draw:layer="layout" svg:x1="5.83cm" svg:y1="10.92cm" svg:x2="8.108cm" svg:y2="10.92cm">
              <text:p/>
            </draw:line>
            <draw:line draw:style-name="gr3" draw:text-style-name="P1" draw:layer="layout" svg:x1="6.163cm" svg:y1="10.92cm" svg:x2="6.163cm" svg:y2="10.59cm">
              <text:p/>
            </draw:line>
            <draw:line draw:style-name="gr3" draw:text-style-name="P1" draw:layer="layout" svg:x1="6.47cm" svg:y1="10.92cm" svg:x2="6.47cm" svg:y2="11.32cm">
              <text:p/>
            </draw:line>
            <draw:line draw:style-name="gr3" draw:text-style-name="P1" draw:layer="layout" svg:x1="6.726cm" svg:y1="10.92cm" svg:x2="6.726cm" svg:y2="10.661cm">
              <text:p/>
            </draw:line>
            <draw:line draw:style-name="gr3" draw:text-style-name="P1" draw:layer="layout" svg:x1="7.109cm" svg:y1="10.92cm" svg:x2="7.109cm" svg:y2="10.826cm">
              <text:p/>
            </draw:line>
            <draw:line draw:style-name="gr3" draw:text-style-name="P1" draw:layer="layout" svg:x1="7.417cm" svg:y1="10.92cm" svg:x2="7.417cm" svg:y2="11.202cm">
              <text:p/>
            </draw:line>
            <draw:line draw:style-name="gr3" draw:text-style-name="P1" draw:layer="layout" svg:x1="7.699cm" svg:y1="10.92cm" svg:x2="7.699cm" svg:y2="10.59cm">
              <text:p/>
            </draw:line>
          </draw:g>
          <draw:line draw:style-name="gr3" draw:text-style-name="P1" draw:layer="layout" svg:x1="5.831cm" svg:y1="10.921cm" svg:x2="8.109cm" svg:y2="10.921cm">
            <text:p/>
          </draw:line>
          <draw:line draw:style-name="gr3" draw:text-style-name="P1" draw:layer="layout" svg:x1="6.164cm" svg:y1="10.921cm" svg:x2="6.164cm" svg:y2="10.591cm">
            <text:p/>
          </draw:line>
          <draw:line draw:style-name="gr3" draw:text-style-name="P1" draw:layer="layout" svg:x1="6.471cm" svg:y1="10.921cm" svg:x2="6.471cm" svg:y2="11.321cm">
            <text:p/>
          </draw:line>
          <draw:line draw:style-name="gr3" draw:text-style-name="P1" draw:layer="layout" svg:x1="6.727cm" svg:y1="10.921cm" svg:x2="6.727cm" svg:y2="10.662cm">
            <text:p/>
          </draw:line>
          <draw:line draw:style-name="gr3" draw:text-style-name="P1" draw:layer="layout" svg:x1="7.11cm" svg:y1="10.921cm" svg:x2="7.11cm" svg:y2="10.827cm">
            <text:p/>
          </draw:line>
          <draw:line draw:style-name="gr3" draw:text-style-name="P1" draw:layer="layout" svg:x1="7.418cm" svg:y1="10.921cm" svg:x2="7.418cm" svg:y2="11.203cm">
            <text:p/>
          </draw:line>
          <draw:line draw:style-name="gr3" draw:text-style-name="P1" draw:layer="layout" svg:x1="7.7cm" svg:y1="10.921cm" svg:x2="7.7cm" svg:y2="10.591cm">
            <text:p/>
          </draw:line>
        </draw:g>
        <draw:line draw:style-name="gr3" draw:text-style-name="P1" draw:layer="layout" svg:x1="5.857cm" svg:y1="12.918cm" svg:x2="8.135cm" svg:y2="12.918cm">
          <text:p/>
        </draw:line>
        <draw:line draw:style-name="gr3" draw:text-style-name="P1" draw:layer="layout" svg:x1="6.19cm" svg:y1="12.918cm" svg:x2="6.188cm" svg:y2="12.729cm">
          <text:p/>
        </draw:line>
        <draw:line draw:style-name="gr3" draw:text-style-name="P1" draw:layer="layout" svg:x1="6.497cm" svg:y1="12.918cm" svg:x2="6.497cm" svg:y2="13.318cm">
          <text:p/>
        </draw:line>
        <draw:line draw:style-name="gr3" draw:text-style-name="P1" draw:layer="layout" svg:x1="6.753cm" svg:y1="12.918cm" svg:x2="6.751cm" svg:y2="13.247cm">
          <text:p/>
        </draw:line>
        <draw:line draw:style-name="gr3" draw:text-style-name="P1" draw:layer="layout" svg:x1="7.136cm" svg:y1="12.918cm" svg:x2="7.136cm" svg:y2="12.824cm">
          <text:p/>
        </draw:line>
        <draw:line draw:style-name="gr3" draw:text-style-name="P1" draw:layer="layout" svg:x1="7.444cm" svg:y1="12.918cm" svg:x2="7.442cm" svg:y2="12.611cm">
          <text:p/>
        </draw:line>
        <draw:line draw:style-name="gr3" draw:text-style-name="P1" draw:layer="layout" svg:x1="7.796cm" svg:y1="12.919cm" svg:x2="7.794cm" svg:y2="13.248cm">
          <text:p/>
        </draw:line>
        <draw:rect draw:style-name="gr4" draw:text-style-name="P1" draw:id="id3" draw:layer="layout" svg:width="3cm" svg:height="2cm" svg:x="5.435cm" svg:y="15.818cm">
          <text:p text:style-name="P2">e[n-T]</text:p>
        </draw:rect>
        <draw:connector draw:style-name="gr5" draw:text-style-name="P1" draw:layer="layout" svg:x1="8.435cm" svg:y1="12.318cm" svg:x2="10.935cm" svg:y2="12.317cm" draw:start-shape="id1" draw:start-glue-point="1" draw:end-shape="id2" draw:end-glue-point="3">
          <text:p/>
        </draw:connector>
        <draw:custom-shape draw:style-name="gr2" draw:text-style-name="P1" draw:id="id4" draw:layer="layout" svg:width="1cm" svg:height="0.5cm" draw:transform="rotate (-1.57254165604778) translate (11.435cm 16.318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8.435cm" svg:y1="16.818cm" svg:x2="10.933cm" svg:y2="16.817cm" draw:start-shape="id3" draw:start-glue-point="1" draw:end-shape="id4" draw:end-glue-point="3">
          <text:p/>
        </draw:connector>
        <draw:custom-shape draw:style-name="gr7" draw:text-style-name="P1" draw:id="id5" draw:layer="layout" svg:width="0.5cm" svg:height="0.5cm" svg:x="12.835cm" svg:y="14.318cm">
          <text:p text:style-name="P2">+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8" draw:text-style-name="P1" draw:layer="layout" svg:x1="11.435cm" svg:y1="16.817cm" svg:x2="13.084cm" svg:y2="14.818cm" draw:start-shape="id4" draw:start-glue-point="1" draw:end-shape="id5" draw:end-glue-point="8">
          <text:p/>
        </draw:connector>
        <draw:connector draw:style-name="gr8" draw:text-style-name="P1" draw:layer="layout" svg:x1="11.437cm" svg:y1="12.317cm" svg:x2="13.084cm" svg:y2="14.318cm" draw:start-shape="id2" draw:start-glue-point="1" draw:end-shape="id5" draw:end-glue-point="4">
          <text:p/>
        </draw:connector>
        <draw:rect draw:style-name="gr1" draw:text-style-name="P1" draw:id="id6" draw:layer="layout" svg:width="3cm" svg:height="1.5cm" svg:x="16.335cm" svg:y="13.818cm">
          <text:p/>
        </draw:rect>
        <draw:path draw:style-name="gr9" draw:layer="layout" svg:width="2.467cm" svg:height="1.047cm" svg:x="16.668cm" svg:y="14.071cm" svg:viewBox="0 0 2468 1048" svg:d="m0 952c110-222 223-454 257-707 72-550 382-43 296 235-56 180 302 507 473 71 162-409 356 290 592 378 203 75 394-1 592 0l198 47 59 71">
          <text:p/>
        </draw:path>
        <draw:connector draw:style-name="gr8" draw:text-style-name="P1" draw:id="id7" draw:layer="layout" draw:line-skew="0.1cm" svg:x1="13.335cm" svg:y1="14.567cm" svg:x2="16.335cm" svg:y2="14.568cm" draw:start-shape="id5" draw:start-glue-point="10" draw:end-shape="id6" draw:end-glue-point="3">
          <text:p/>
        </draw:connector>
        <draw:frame draw:style-name="gr10" draw:text-style-name="P4" draw:layer="layout" svg:width="2.183cm" svg:height="1.309cm" svg:x="16.835cm" svg:y="12.518cm">
          <draw:text-box>
            <text:p text:style-name="P3"><text:span text:style-name="T1">Synthesis</text:span></text:p>
            <text:p text:style-name="P3"><text:span text:style-name="T1">filter 1/A(z)</text:span></text:p>
          </draw:text-box>
        </draw:frame>
        <draw:frame draw:style-name="gr10" draw:text-style-name="P4" draw:layer="layout" svg:width="2.966cm" svg:height="0.78cm" svg:x="5.452cm" svg:y="9.418cm">
          <draw:text-box>
            <text:p text:style-name="P3"><text:span text:style-name="T1">Fixed codebook</text:span></text:p>
          </draw:text-box>
        </draw:frame>
        <draw:frame draw:style-name="gr10" draw:text-style-name="P4" draw:layer="layout" svg:width="3.474cm" svg:height="0.78cm" svg:x="5.152cm" svg:y="15.018cm">
          <draw:text-box>
            <text:p text:style-name="P3"><text:span text:style-name="T1">Adaptive codebook</text:span></text:p>
          </draw:text-box>
        </draw:frame>
        <draw:frame draw:style-name="gr10" draw:text-style-name="P5" draw:layer="layout" svg:width="2.013cm" svg:height="1.309cm" svg:x="13.76cm" svg:y="13.309cm">
          <draw:text-box>
            <text:p text:style-name="P5"><text:span text:style-name="T1">Excitation</text:span><text:span text:style-name="T1"><text:line-break/></text:span><text:span text:style-name="T1">e[n]</text:span></text:p>
          </draw:text-box>
        </draw:frame>
        <draw:frame draw:style-name="gr10" draw:text-style-name="P4" draw:layer="layout" svg:width="3.724cm" svg:height="0.78cm" svg:x="9.235cm" svg:y="12.718cm">
          <draw:text-box>
            <text:p text:style-name="P3"><text:span text:style-name="T1">Fixed codebook gain</text:span></text:p>
          </draw:text-box>
        </draw:frame>
        <draw:frame draw:style-name="gr10" draw:text-style-name="P4" draw:layer="layout" svg:width="4.232cm" svg:height="0.78cm" svg:x="8.935cm" svg:y="17.218cm">
          <draw:text-box>
            <text:p text:style-name="P3"><text:span text:style-name="T1">Adaptive codebook gain</text:span></text:p>
          </draw:text-box>
        </draw:frame>
        <draw:rect draw:style-name="gr4" draw:text-style-name="P1" draw:id="id8" draw:layer="layout" svg:width="3.5cm" svg:height="1.5cm" svg:x="9.435cm" svg:y="18.318cm">
          <text:p text:style-name="P2">Delay</text:p>
        </draw:rect>
        <draw:connector draw:style-name="gr11" draw:text-style-name="P1" draw:layer="layout" svg:x1="14.935cm" svg:y1="14.567cm" svg:x2="12.935cm" svg:y2="19.068cm" draw:start-shape="id7" draw:start-glue-point="0" draw:end-shape="id8" draw:end-glue-point="1">
          <text:p/>
        </draw:connector>
        <draw:connector draw:style-name="gr11" draw:text-style-name="P1" draw:layer="layout" svg:x1="9.435cm" svg:y1="19.068cm" svg:x2="6.935cm" svg:y2="17.818cm" draw:start-shape="id8" draw:start-glue-point="3" draw:end-shape="id3" draw:end-glue-point="2">
          <text:p/>
        </draw:connector>
        <draw:connector draw:style-name="gr8" draw:text-style-name="P1" draw:layer="layout" svg:x1="19.335cm" svg:y1="14.568cm" svg:x2="20.478cm" svg:y2="14.577cm" draw:start-shape="id6" draw:start-glue-point="1">
          <text:p/>
        </draw:connector>
        <draw:frame draw:style-name="gr10" draw:text-style-name="P4" draw:layer="layout" svg:width="2.75cm" svg:height="0.78cm" svg:x="9.935cm" svg:y="19.718cm">
          <draw:text-box>
            <text:p text:style-name="P3"><text:span text:style-name="T1">Past subfr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8cm" fo:margin-bottom="1.299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5-11-25T09:23:41</meta:creation-date>
    <dc:date>2005-11-25T10:01:57</dc:date>
    <dc:language>fr-FR</dc:language>
    <meta:editing-cycles>9</meta:editing-cycles>
    <meta:editing-duration>PT38M16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